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28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2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Benjamin De Casseres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5">(Symbols: ?=uncertain; []=supplied information; /=end of line)</text:p>
      <text:p text:style-name="P5"/>
      <text:p text:style-name="P5">[Page 1]</text:p>
      <text:p text:style-name="P6">For a funeral/</text:p>
      <text:p text:style-name="P5">Compassionate Lord! <text:s/>I implore Thy mercy for the sake/ of a family stricken with sorrow. <text:s/>Severe in the extreme/ have been the repeated trials to which Thy unsearchable/ decree subjected them. <text:s/>Within the space of but a few/ weeks, they were made to lament losses great and irrepa-/-rable. <text:s/>In vain do I, Thy lowly servant, seek for/ a restorative balm to the ills under which Thy bereaved/ creatures suffer. <text:s/>Send Thou, O God, a heavenly healing/ to cure the wounds of the heart. <text:s/>Thou, who dost not/ afflict willingly, teach the mourners to believe that this/ misfortune proceeded also from a purely beneficent purpose./ <text:s/>That Thou wouldst shield the departed from pains more/ to be dreaded than death and didst take him to a serene sphere,/ where the wicked cannot trouble, where the weary rest,/ and the upright rejoice. <text:s/>Let the wife, widowed/ in her youth, find solace in tending the fruit of, Alas!/ so brief a conjugal association. <text:s/>Let her fill the/ mind of the loved one with the sweet memory of his/ deceased father. <text:s/>Let the efforts she will make to train/ the child in the way he should go, be visibly crowned with success./</text:p>
      <text:p text:style-name="P5"/>
      <text:p text:style-name="P5">[Page 2]</text:p>
      <text:p text:style-name="P5">Grant O Almighty! that the surviving sons and daughters/ of Benjamin De Casseres may aid each other in bearing/ resignedly the series of calamities sustained. <text:s/>High are the/ duties incumbent upon them as fathers and mothers in Israel./ <text:s/>May the strict performance thereof diver their thoughts/ from the melancholy past, and inspire them with/ consolatory hopes for the future. <text:s/>Grant, I pray thee/ O righteous Judge! that the <text:span text:style-name="T2">departure</text:span><text:span text:style-name="T3"> removal of Naftah </text:span><text:span text:style-name="T2">for</text:span><text:span text:style-name="T3">/ to the world of spirits at this solemn season </text:span><text:soft-page-break/><text:span text:style-name="T3">of our year, may/ be the prognostic of a good result, that it may be indi-/-cative of the purification of his soul. <text:s/>May it signify that/ his sins were forgiven, and the trespasses he may have com-/-mitted have been atoned for. <text:s/>Uplifted by his virtuous deeds, He/ will then minister before Thy presence, as the angels in the highest./ <text:s/>And to those who now lie on the bed of sickness, may this/ hour in which we fervenly[sic!] invoke Thy name be propitious for/ the restoration of their health; may it be an hour wherein the/ merits of the righteous who preceded us to heaven, will </text:span><text:span text:style-name="T2">pro-</text:span><text:span text:style-name="T3"> con-/</text:span><text:span text:style-name="T2">-pitiate</text:span><text:span text:style-name="T3"> -ciliate Thy favor on behalf of the </text:span><text:span text:style-name="T2">withal</text:span><text:span text:style-name="T3"> living still treading the earth./ <text:s/>An hour of forgiveness, and the beginning of a new era/ of happiness, and salvation. <text:s/>So may it be./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0T15:08:22.84</meta:creation-date>
    <meta:document-statistic meta:table-count="0" meta:image-count="0" meta:object-count="0" meta:page-count="3" meta:paragraph-count="65" meta:word-count="588" meta:character-count="3731"/>
    <dc:date>2012-10-10T15:19:52.58</dc:date>
    <dc:creator>Penn Libraries</dc:creator>
    <meta:editing-duration>PT00H11M30S</meta:editing-duration>
    <meta:editing-cycles>1</meta:editing-cycles>
    <meta:generator>OpenOffice.org/3.2$Win32 OpenOffice.org_project/320m12$Build-9483</meta:generator>
  </office:meta>
</office:document-meta>
</file>